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sBinaryTest.anArrayThatDoesNotContain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BinaryTest.aComplexObjectThatContainsNoBin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sBinaryTest.anObjectThatContains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asBinaryTest.aComplexObjectThatContainsBin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asBinaryTest.anArrayContains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asBinaryTest.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BinaryTest.anObjectThatDoesNotContain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BinaryTest.tes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